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6"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7" style:family="paragraph" style:parent-style-name="Standard">
      <style:paragraph-properties fo:text-align="start" style:justify-single-word="false"/>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5"/>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P2"/>
      <text:p text:style-name="P2">“Hello Don. How are the cattle?” Asked his father with a smile and a refrain into a quiet tune he whistled as he listened. </text:p>
      <text:p text:style-name="P2"/>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Everything go ok?” She asked. </text:p>
      <text:p text:style-name="P2"/>
      <text:p text:style-name="P2">“Nope. It did not.” she frowned. <text:line-break/><text:soft-pag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6"/>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for he could no longer see the light they cast on his life, but he grew in a much smaller and different field because those lights were gone. </text:p>
      <text:p text:style-name="P4"/>
      <text:p text:style-name="P4"><text:soft-page-break/>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line-break/>“Not a problem.” The leader looked at his men and they moved as a pack from the skylit room in the family quarters down to the expansive crypt like concourses of the lower levels. Daginal who was <text:soft-page-break/>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losing money. They won't eat in a few days. Someone has to bridge the devide.” He took back his wrist. Straightened the cuffs. </text:p>
      <text:p text:style-name="P4"/>
      <text:p text:style-name="P4">Father noticed Daginal was watching. Faces instantly changed. Masks from tragedy to stoic smiles. His mother pretended again to eat.<text:line-break/><text:line-break/><text:soft-pag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ot buy him a ship. He watched as father straigh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for them. The pool had a real sand bottom. Like the sea. The sand arched up in miniature waves on the floor. The light made ripples over the dunes under the water, and the wave crests above would concentrate the light. </text:p>
      <text:p text:style-name="P4"><text:soft-page-break/>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father with a plasma bomb, and your response is to talk with them? And the losses. Have you seen the stock?” </text:p>
      <text:p text:style-name="P4"/>
      <text:p text:style-name="P4"><text:soft-page-break/>“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of 180 degree views just below the captain's bridge he thought of goldhorde for the first time since he'd left firelake. The look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experiences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
      <text:p text:style-name="P4">Those courses are very good. Your reading is important to me. Are you enjoying the Jungle Book? </text:p>
      <text:p text:style-name="P4"/>
      <text:p text:style-name="P4"><text:soft-page-break/>A smile crossed his face. “Yes it is so good! I love Akela the grey wolf. He helps Mowgli and it is so amazing how he comes to help him back. That part of the story is so moving.” <text:line-break/><text:line-break/>“It is moving isn't it. I'm glad you understand that work.”</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It looked like it should be cold, with the expanse of space out his window, but the room was warm and cozy. </text:p>
      <text:p text:style-name="P4"/>
      <text:p text:style-name="P4">He pulled the computer core, or he guessed he should say sub-computer core- the tech they had at Mr. Eakman's was a stripped down version of what was used in companies.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a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text:soft-page-break/>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le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p>
      <text:p text:style-name="P4"/>
      <text:p text:style-name="P4"/>
      <text:p text:style-name="P4"/>
      <text:p text:style-name="P4"/>
      <text:p text:style-name="P4"><text:s/>The second day the captain of the ship turned off the gravity generators so that he and his sister could have their first zero gravity walk. </text:p>
      <text:p text:style-name="P4"/>
      <text:p text:style-name="P4">On the left side of the ship was a huge hallway. It had floor to celing </text:p>
      <text:p text:style-name="P4"/>
      <text:p text:style-name="P4"/>
      <text:p text:style-name="P4">Alone in his ships quarters, a large room with white bulkhead walls</text:p>
      <text:p text:style-name="P4"/>
      <text:p text:style-name="P4"/>
      <text:p text:style-name="P4">He knew his mother here like he had never seen her before. Surrounded by her family, in the setting of her upbrininging the jobs and work she'd always known. She was a different person. </text:p>
      <text:p text:style-name="P4"/>
      <text:p text:style-name="P4"/>
      <text:p text:style-name="P4"/>
      <text:p text:style-name="P4"/>
      <text:p text:style-name="P4"/>
      <text:p text:style-name="P4"/>
      <text:p text:style-name="P4"/>
      <text:p text:style-name="P2"/>
      <text:p text:style-name="P2"/>
      <text:p text:style-name="P2"/>
      <text:p text:style-name="P2"><text:soft-page-break/></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01T15:23:26.20</dc:date>
    <dc:creator>Blake Stanger</dc:creator>
    <meta:editing-duration>P5DT10H40M32S</meta:editing-duration>
    <meta:editing-cycles>390</meta:editing-cycles>
    <meta:generator>OpenOffice/4.1.11$Win32 OpenOffice.org_project/4111m1$Build-9808</meta:generator>
    <meta:document-statistic meta:table-count="0" meta:image-count="0" meta:object-count="0" meta:page-count="66" meta:paragraph-count="629" meta:word-count="35243" meta:character-count="192519"/>
  </office:meta>
</office:document-meta>
</file>